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161.22mm"/>
    </style:style>
    <style:style style:name="co5" style:family="table-column">
      <style:table-column-properties fo:break-before="auto" style:column-width="83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8.63mm" fo:break-before="auto" style:use-optimal-row-height="false"/>
    </style:style>
    <style:style style:name="ro6" style:family="table-row">
      <style:table-row-properties style:row-height="27.52mm" fo:break-before="auto" style:use-optimal-row-height="false"/>
    </style:style>
    <style:style style:name="ro7" style:family="table-row">
      <style:table-row-properties style:row-height="35.98mm" fo:break-before="auto" style:use-optimal-row-height="false"/>
    </style:style>
    <style:style style:name="ro8" style:family="table-row">
      <style:table-row-properties style:row-height="31.75mm" fo:break-before="auto" style:use-optimal-row-height="false"/>
    </style:style>
    <style:style style:name="ro9" style:family="table-row">
      <style:table-row-properties style:row-height="65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stimatedWa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5" office:value-type="string" calcext:value-type="string">
            <text:p>Días Ejecución</text:p>
          </table:table-cell>
          <table:table-cell table:style-name="ce5" office:value-type="string" calcext:value-type="string">
            <text:p>Fecha Entrega</text:p>
          </table:table-cell>
          <table:table-cell table:style-name="ce1" office:value-type="string" calcext:value-type="string">
            <text:p>Servicios Web</text:p>
          </table:table-cell>
          <table:table-cell table:style-name="ce1" office:value-type="string" calcext:value-type="string">
            <text:p>Diseño Web</text:p>
          </table:table-cell>
        </table:table-row>
        <table:table-row table:style-name="ro1">
          <table:table-cell table:style-name="ce2" office:value-type="string" calcext:value-type="string">
            <text:p>Pagina Inicio </text:p>
          </table:table-cell>
          <table:table-cell table:style-name="ce6" office:value-type="string" calcext:value-type="string">
            <text:p>½</text:p>
          </table:table-cell>
          <table:table-cell table:style-name="ce9" office:value-type="date" office:date-value="2018-07-03" calcext:value-type="date">
            <text:p>03/07/18</text:p>
          </table:table-cell>
          <table:table-cell table:style-name="ce1"/>
          <table:table-cell table:style-name="ce2" office:value-type="string" calcext:value-type="string">
            <text:p>Tendrá accesos a la pagina de Ingresar y Registrar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18-07-04" calcext:value-type="date">
            <text:p>04/07/18</text:p>
          </table:table-cell>
          <table:table-cell office:value-type="string" calcext:value-type="string">
            <text:p>Consumir servicio web para consultar si existe usuario en BD e ingresar </text:p>
          </table:table-cell>
          <table:table-cell office:value-type="string" calcext:value-type="string">
            <text:p>Diseñar la pagina de Login</text:p>
          </table:table-cell>
        </table:table-row>
        <table:table-row table:style-name="ro3">
          <table:table-cell office:value-type="string" calcext:value-type="string">
            <text:p>Registro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18-07-05" calcext:value-type="date">
            <text:p>05/07/18</text:p>
          </table:table-cell>
          <table:table-cell office:value-type="string" calcext:value-type="string">
            <text:p>Consumir servicio web que carga el rol que debe estar asociado a los usuarios </text:p>
          </table:table-cell>
          <table:table-cell office:value-type="string" calcext:value-type="string">
            <text:p><text:span text:style-name="T2">Diseñar pagina web de registro con </text:span></text:p>
            <text:p><text:span text:style-name="T2">los campos necesarios </text:span></text:p>
          </table:table-cell>
        </table:table-row>
        <table:table-row table:style-name="ro4">
          <table:table-cell office:value-type="string" calcext:value-type="string">
            <text:p>Inicio Usuario Solicitante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18-07-06" calcext:value-type="date">
            <text:p>06/07/18</text:p>
          </table:table-cell>
          <table:table-cell office:value-type="string" calcext:value-type="string">
            <text:p>Consumir servicio web para cuando se genere una nueva solicitud traiga la información de la BD </text:p>
            <text:p>(Tipo solicitud, Sede, Equipo)  </text:p>
          </table:table-cell>
          <table:table-cell office:value-type="string" calcext:value-type="string">
            <text:p>Diseñar un modal donde se verá reflejado </text:p>
          </table:table-cell>
        </table:table-row>
        <table:table-row table:style-name="ro5">
          <table:table-cell table:style-name="ce3" office:value-type="string" calcext:value-type="string">
            <text:p>Inicio Usuario Administrador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date" office:date-value="2018-07-10" calcext:value-type="date">
            <text:p>10/07/18</text:p>
          </table:table-cell>
          <table:table-cell table:style-name="ce12" office:value-type="string" calcext:value-type="string">
            <text:p>Configuraciones: 1)Tendrá la opcion de administrar los usuarios y reasignar los roles</text:p>
            <text:p>                                (consumir servicio web de roles y usuarios).</text:p>
            <text:p><text:span text:style-name="T1">                         2) Tendrá</text:span> la opcion para crear sedes y guardar en el sistema SAO. </text:p>
            <text:p>                                 Se debe listar las sedes existentes, editar y borrar.</text:p>
            <text:p>                         3) Tendrá la opcion de configurar Tipos de servicios, y Tipos de Solicitudes</text:p>
            <text:p>                                (Editar,Crear, Actualizar)</text:p>
            <text:p>                         </text:p>
            <text:p>                         </text:p>
            <text:p/>
          </table:table-cell>
          <table:table-cell office:value-type="string" calcext:value-type="string">
            <text:p>1) Diseñar un modal que cargue </text:p>
            <text:p>los usuarios Registrados y el </text:p>
            <text:p>Rol que tiene asociado.</text:p>
            <text:p/>
            <text:p>2) Diseñar un evento Modal para la </text:p>
            <text:p>administración de las sedes.</text:p>
            <text:p/>
            <text:p>3) Diseñar un evento Modal para la</text:p>
            <text:p>Administración de los tipos de servicios </text:p>
            <text:p>Y Tipos de solicitudes</text:p>
          </table:table-cell>
        </table:table-row>
        <table:table-row table:style-name="ro1">
          <table:table-cell office:value-type="string" calcext:value-type="string">
            <text:p>Inicio Usuario Manager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18-07-11" calcext:value-type="date">
            <text:p>11/07/18</text:p>
          </table:table-cell>
          <table:table-cell office:value-type="string" calcext:value-type="string">
            <text:p>Cargará la pagina de Manager y tendrá la opcion de Cargar las solicitudes</text:p>
          </table:table-cell>
          <table:table-cell office:value-type="string" calcext:value-type="string">
            <text:p>Diseñar pagina web que cargará las solicitudes</text:p>
          </table:table-cell>
        </table:table-row>
        <table:table-row table:style-name="ro1">
          <table:table-cell office:value-type="string" calcext:value-type="string">
            <text:p>Inicio Usuario Técnico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18-07-12" calcext:value-type="date">
            <text:p>12/07/18</text:p>
          </table:table-cell>
          <table:table-cell office:value-type="string" calcext:value-type="string">
            <text:p>Cargará la pagina de Tecnico y tendrá la opcion de Cargar las solicitudes realizadas</text:p>
          </table:table-cell>
          <table:table-cell office:value-type="string" calcext:value-type="string">
            <text:p>Diseñar pagina web que cargará las solicitudes</text:p>
          </table:table-cell>
        </table:table-row>
        <table:table-row table:style-name="ro6">
          <table:table-cell table:style-name="ce4" office:value-type="string" calcext:value-type="string">
            <text:p>Solicitudes Usuario Solicitante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date" office:date-value="2018-07-16" calcext:value-type="date">
            <text:p>16/07/18</text:p>
          </table:table-cell>
          <table:table-cell table:style-name="ce4" office:value-type="string" calcext:value-type="string">
            <text:p>Al ingresar en mis Solicitudes listará el estado de como se encuentra. Para ello se necesita:</text:p>
            <text:p>1)Consumir servicio web para cargar el usuario Tecnico que estará al margen de la solicitud.</text:p>
            <text:p>2)Consumir servicio web que cargará el equipo al que se le realizará un soporte o mantenimiento.</text:p>
            <text:p>3) Consumir servicio web para verificar todas las observaciones que existen en base a una solicitud.</text:p>
          </table:table-cell>
          <table:table-cell table:style-name="ce4" office:value-type="string" calcext:value-type="string">
            <text:p>1) Diseñar la pagina de solicitudes que tendrá el </text:p>
            <text:p>listado de todas las solicitudes.</text:p>
            <text:p/>
            <text:p>2) Diseñar un modal que cargará las observaciones</text:p>
            <text:p>Que existen en base a una solicitud en espera.</text:p>
            <text:p/>
          </table:table-cell>
        </table:table-row>
        <table:table-row table:style-name="ro7">
          <table:table-cell table:style-name="ce3" office:value-type="string" calcext:value-type="string">
            <text:p>Solicitudes Usuario Administrador</text:p>
            <text:p>Y Manager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date" office:date-value="2018-07-18" calcext:value-type="date">
            <text:p>18/07/18</text:p>
          </table:table-cell>
          <table:table-cell table:style-name="ce4" office:value-type="string" calcext:value-type="string">
            <text:p>1) Consumir Servicio Web que permita cargas los tipos de solicitudes, Sedes, Equipo , Solicitante.</text:p>
            <text:p>2) Consumir servicio Web para verificar las observaciones que existen en base a una solicitud.</text:p>
            <text:p>3) Consumir Servicio Web para cargar los tecnicos, crear observaciones </text:p>
          </table:table-cell>
          <table:table-cell office:value-type="string" calcext:value-type="string">
            <text:p>1)Diseñar modal para ver las observaciones que </text:p>
            <text:p>existen referencia a una solicitud.</text:p>
            <text:p/>
            <text:p>2) Diseñar modal para guardar tecnicos a una </text:p>
            <text:p>solicitud si no existe</text:p>
            <text:p/>
            <text:p>3) Diseñar modal para hacer cambios de tecnicos</text:p>
            <text:p/>
            <text:p>4) Diseñar modal emergente para las las </text:p>
            <text:p>Observaciones</text:p>
          </table:table-cell>
        </table:table-row>
        <table:table-row table:style-name="ro8">
          <table:table-cell table:style-name="ce4" office:value-type="string" calcext:value-type="string">
            <text:p>Solicitudes Usuario Tecnico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date" office:date-value="2018-07-20" calcext:value-type="date">
            <text:p>20/07/18</text:p>
          </table:table-cell>
          <table:table-cell table:style-name="ce4" office:value-type="string" calcext:value-type="string">
            <text:p>1) Consumir Servicio web para cargar las observaciones referente a las solicitud que se generó,</text:p>
            <text:p>2)Consumir Servicio Web para cargar los tecnicos y poder actualizar la solicitud.</text:p>
            <text:p>3) Consumir servicio web que permita crear observaciones en una solicitud.</text:p>
          </table:table-cell>
          <table:table-cell office:value-type="string" calcext:value-type="string">
            <text:p>1) diseñar un modal que cargue las observaciones </text:p>
            <text:p>asociadas a una solicitud.</text:p>
            <text:p/>
            <text:p>2) Diseñar un modal que permita crear </text:p>
            <text:p>observaciones asociadas a una solicitud.</text:p>
            <text:p/>
            <text:p>3) Diseñar un modal que permita </text:p>
            <text:p>Cambiar un tecnico asociada a una solicitud.</text:p>
          </table:table-cell>
        </table:table-row>
        <table:table-row table:style-name="ro9">
          <table:table-cell table:style-name="ce3" office:value-type="string" calcext:value-type="string">
            <text:p>Equipo Usuario Administrador 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date" office:date-value="2018-07-25" calcext:value-type="date">
            <text:p>25/07/18</text:p>
          </table:table-cell>
          <table:table-cell table:style-name="ce13" office:value-type="string" calcext:value-type="string">
            <text:p>Para generar la administración de las partes de un equipo se debe realizar el siguiente proceso. </text:p>
            <text:p/>
            <text:p>1)Consumir un servicio web para listar todos los equipos que están en proceso de solicitud. </text:p>
            <text:p/>
            <text:p>2) Se debe poder ver las observaciones que se han realizado sobre un equipo.</text:p>
            <text:p/>
            <text:p>3)Consumir Servicio web que mostrará la información basica del equipo y  en donde se podrá adjuntar </text:p>
            <text:p>La imagen y póliza.</text:p>
            <text:p/>
            <text:p>4) Mostrar las partes que tiene un equipo</text:p>
            <text:p/>
            <text:p>5) Consumir servicio web que mostrará todos los mantenimientos preventivos que tiene un equipo </text:p>
            <text:p>Asociado al tecnico que está realizando su gestión.</text:p>
            <text:p/>
            <text:p>6) En reparaciones y garantias se debe listar la cantidad de reparaciones que se han realizado a un equipo.</text:p>
            <text:p/>
            <text:p>7) Consumir servicio web para crear equipos y asociarle las partes que tiene cada uno de ello.</text:p>
          </table:table-cell>
          <table:table-cell table:style-name="ce14" office:value-type="string" calcext:value-type="string">
            <text:p>1) En la vista de Equipo se debe listar todas las </text:p>
            <text:p>Solicitudes.</text:p>
            <text:p/>
            <text:p>2) Crear un modal para ver todas las observaciones </text:p>
            <text:p>Que se realizan en base a una solicitud de equipo.</text:p>
            <text:p/>
            <text:p>3) Diseñar un modal para mostrar las partes que </text:p>
            <text:p>Que tiene un equipo asociado.</text:p>
            <text:p/>
            <text:p>4) Diseñar un modal para mostrar los</text:p>
            <text:p>Mantenimientos preventivos que realiza un</text:p>
            <text:p>Tecnico sobre un equipo.</text:p>
            <text:p/>
            <text:p>5) Crear un modal que mostrará las reparaciones</text:p>
            <text:p>Realizadas sobre un equipo.</text:p>
            <text:p/>
            <text:p>6) diseñar dos modal, uno para crear equipos en la </text:p>
            <text:p>Solicitud y otro para anexarle las partes que tiene </text:p>
            <text:p>El mismo</text:p>
            <text:p/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8:00.035039117</meta:creation-date>
    <dc:date>2018-06-29T12:20:09.224992457</dc:date>
    <meta:editing-duration>PT21H25M50S</meta:editing-duration>
    <meta:editing-cycles>60</meta:editing-cycles>
    <meta:generator>LibreOffice/6.0.3.2$Linux_X86_64 LibreOffice_project/00m0$Build-2</meta:generator>
    <meta:document-statistic meta:table-count="1" meta:cell-count="59" meta:object-count="0"/>
  </office:meta>
</office:document-meta>
</file>